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layer="layout" svg:width="16cm" svg:height="6.579cm" svg:x="9.8cm" svg:y="10.6cm" presentation:class="outline" presentation:user-transformed="true">
          <draw:text-box>
            <text:list text:style-name="L1">
              <text:list-header>
                <text:p>SESSION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draw:frame presentation:style-name="pr4" draw:layer="layout" svg:width="20cm" svg:height="2cm" svg:x="1.4cm" svg:y="1.6cm" presentation:class="title">
          <draw:text-box>
            <text:p>Session</text:p>
          </draw:text-box>
        </draw:frame>
        <draw:frame presentation:style-name="pr2" draw:layer="layout" svg:width="24.2cm" svg:height="12.179cm" svg:x="1.4cm" svg:y="5cm" presentation:class="outline" presentation:user-transformed="true">
          <draw:text-box>
            <text:list text:style-name="L1">
              <text:list-item>
                <text:p>Apa itu Session</text:p>
              </text:list-item>
              <text:list-item>
                <text:p>Apa saja yang dibutuhkan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">
        <draw:frame presentation:style-name="pr1" draw:layer="layout" svg:width="20cm" svg:height="2cm" svg:x="1.4cm" svg:y="1.6cm" presentation:class="title">
          <draw:text-box>
            <text:p>Implementasinya</text:p>
          </draw:text-box>
        </draw:frame>
        <draw:frame presentation:style-name="pr2" draw:layer="layout" svg:width="23.6cm" svg:height="12.179cm" svg:x="1.4cm" svg:y="5cm" presentation:class="outline" presentation:user-transformed="true">
          <draw:text-box>
            <text:list text:style-name="L1">
              <text:list-item>
                <text:p>Penggunaan dasar</text:p>
              </text:list-item>
              <text:list-item>
                <text:p>Mengirimkan Session ID</text:p>
              </text:list-item>
              <text:list-item>
                <text:p>Modifikasi Ses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6:26:22.719620350</meta:creation-date>
    <meta:editing-duration>PT8M</meta:editing-duration>
    <meta:editing-cycles>6</meta:editing-cycles>
    <meta:generator>LibreOffice/5.3.1.2$Linux_X86_64 LibreOffice_project/30m0$Build-2</meta:generator>
    <meta:initial-creator>P Tamami</meta:initial-creator>
    <dc:date>2018-04-12T15:59:48.803443875</dc:date>
    <dc:creator>P Tamami</dc:creator>
    <meta:document-statistic meta:object-count="3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